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draw:fill-color="#ffffff" draw:auto-grow-height="true" fo:min-height="14.267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outline1" style:list-style-name="L4">
      <style:graphic-properties draw:fill-color="#ffffff" draw:auto-grow-height="true" fo:min-height="14.267cm"/>
    </style:style>
    <style:style style:name="pr8" style:family="presentation" style:parent-style-name="TWU_20_Slid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text:enable-numbering="true" fo:margin-left="0cm" fo:margin-right="0cm" fo:text-indent="0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text:enable-numbering="false" fo:margin-left="3.6cm" fo:margin-right="0cm" fo:text-indent="-0.6cm"/>
      <style:text-properties fo:color="#ccccff" fo:font-size="20pt" fo:font-weight="bold"/>
    </style:style>
    <style:style style:name="P9" style:family="paragraph">
      <style:paragraph-properties text:enable-numbering="false" fo:margin-left="3.6cm" fo:margin-right="0cm" fo:text-indent="-0.6cm"/>
      <style:text-properties fo:font-size="22pt" fo:font-weight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5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6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bold" style:font-family-complex="Tahoma" style:font-pitch-complex="variable" style:font-size-complex="20pt" style:language-complex="en" style:country-complex="US" style:font-style-complex="normal" style:font-weight-complex="bold" style:text-emphasize="none" style:text-scale="100%" style:font-relief="none"/>
    </style:style>
    <style:style style:name="T7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bold" style:font-family-complex="Tahoma" style:font-pitch-complex="variable" style:font-size-complex="20pt" style:language-complex="en" style:country-complex="US" style:font-style-complex="normal" style:font-weight-complex="bold" style:text-emphasize="none" style:text-scale="100%" style:font-relief="none"/>
    </style:style>
    <style:style style:name="T8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9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ffffff"/>
    </style:style>
    <style:style style:name="T11" style:family="text">
      <style:text-properties fo:color="#23ff23" fo:font-size="22pt" fo:font-weight="bold" style:font-size-asian="36pt" style:font-size-complex="36pt"/>
    </style:style>
    <style:style style:name="T12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color="#cccc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ff663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00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color="#ff663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ffff0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23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color="#ff6633" fo:font-size="22pt" fo:font-weight="bold"/>
    </style:style>
    <style:style style:name="T25" style:family="text">
      <style:text-properties fo:color="#ccccff" fo:font-size="22pt" fo:font-weight="bold"/>
    </style:style>
    <style:style style:name="T26" style:family="text">
      <style:text-properties fo:color="#00ffff" fo:font-size="22pt" fo:font-weight="bold"/>
    </style:style>
    <style:style style:name="T27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ff663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ccccff" fo:font-size="24pt"/>
    </style:style>
    <style:style style:name="T33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pseudorandom</presentation:footer-decl>
      <presentation:footer-decl presentation:name="ftr2">CMPTxxxx</presentation:footer-decl>
      <presentation:date-time-decl presentation:name="dtd1" presentation:source="fixed">19 Oct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Library Ex.: Pseudo-random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9 Oct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pplication: Random numbers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A <text:span text:style-name="T1">random</text:span> number (from a <text:span text:style-name="T2">uniform</text:span> distribution) is chosen such that every number within the range is <text:span text:style-name="T1">equally likely</text:span> to be chosen:</text:p>
                <text:list>
                  <text:list-item>
                    <text:p text:style-name="P1">Uniform distribution on [0..1]</text:p>
                  </text:list-item>
                </text:list>
              </text:list-item>
              <text:list-item>
                <text:p text:style-name="P1">Making things truly random (high entropy) is very <text:span text:style-name="T1">difficult</text:span>!</text:p>
                <text:list>
                  <text:list-item>
                    <text:p text:style-name="P1"><text:span text:style-name="T1">Hardware</text:span> random-number generators:</text:p>
                    <text:list>
                      <text:list-item>
                        <text:p text:style-name="P1">Measure <text:span text:style-name="T2">radioactive</text:span> decay of isotopes</text:p>
                      </text:list-item>
                      <text:list-item>
                        <text:p text:style-name="P1"><text:span text:style-name="T2">Brownian</text:span> motion of particles in a suspension (air)</text:p>
                      </text:list-item>
                    </text:list>
                  </text:list-item>
                  <text:list-item>
                    <text:p text:style-name="P1"><text:span text:style-name="T1">Software</text:span> pseudo-random number generator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Pseudo-random generators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A <text:span text:style-name="T1">pseudo-random</text:span> number generator applies some <text:span text:style-name="T1">math</text:span> operations to the last number generated to get the next number</text:p>
                <text:list>
                  <text:list-item>
                    <text:p text:style-name="P1">Start with a <text:span text:style-name="T1">seed</text:span> number</text:p>
                  </text:list-item>
                  <text:list-item>
                    <text:p text:style-name="P1">Hopefully it's “<text:span text:style-name="T1">random enough</text:span>”</text:p>
                  </text:list-item>
                  <text:list-item>
                    <text:p text:style-name="P1">But really it's completely <text:span text:style-name="T1">deterministic</text:span>:</text:p>
                    <text:list>
                      <text:list-item>
                        <text:p text:style-name="P1">If we start again with the same seed, we'll always get the <text:span text:style-name="T1">same</text:span> sequence of “random” numbers</text:p>
                      </text:list-item>
                    </text:list>
                  </text:list-item>
                </text:list>
              </text:list-item>
              <text:list-item>
                <text:p text:style-name="P1">e.g., seed=<text:span text:style-name="T3">0.10</text:span>: generates</text:p>
                <text:list>
                  <text:list-item>
                    <text:p text:style-name="P1"><text:span text:style-name="T3">0.72, 0.23, 0.19, 0.93, 0.54, 0.77, 0.11, ..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DEF: pseudo-random library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only need one public procedure: <text:span text:style-name="T3">Random</text:span>()</text:p>
              </text:list-item>
            </text:list>
            <text:p text:style-name="P4"><text:span text:style-name="T4">def </text:span><text:span text:style-name="T5">random</text:span><text:span text:style-name="T4"> ():</text:span></text:p>
            <text:p text:style-name="P5"><text:span text:style-name="T6">"""Returns a random float between 0 and 1."""</text:span></text:p>
            <text:p text:style-name="P5"><text:span text:style-name="T7"/></text:p>
            <text:p text:style-name="P4"><text:span text:style-name="T4">def</text:span><text:span text:style-name="T8"> </text:span><text:span text:style-name="T5">init_seed</text:span><text:span text:style-name="T8"> </text:span><text:span text:style-name="T4">(x):</text:span></text:p>
            <text:p text:style-name="P5"><text:span text:style-name="T6">"""Initialize the number generator seed."""</text:span></text:p>
            <text:p text:style-name="P4"><text:span text:style-name="T9"/></text:p>
            <text:list text:continue-numbering="true" text:style-name="L2">
              <text:list-item>
                <text:p text:style-name="P1"><text:span text:style-name="T3">init_seed</text:span><text:span text:style-name="T10"> provides a way for the user to manually set the seed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IMP: pseudo-random library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p text:style-name="P7"><text:span text:style-name="T11">"""Pseudo-random number generator.</text:span></text:p>
            <text:p text:style-name="P4"><text:span text:style-name="T12">Sean Ho for CMPT140 demo.</text:span></text:p>
            <text:p text:style-name="P4"><text:span text:style-name="T12">"""</text:span></text:p>
            <text:p text:style-name="P4"><text:span text:style-name="T13">from math import exp, log, pi</text:span></text:p>
            <text:p text:style-name="P4"><text:span text:style-name="T14"/></text:p>
            <text:p text:style-name="P4"><text:span text:style-name="T13">seed = 0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6"># persistent across calls</text:span></text:p>
            <text:p text:style-name="P4"><text:span text:style-name="T17">def</text:span><text:span text:style-name="T18"> init_seed</text:span><text:span text:style-name="T12"> </text:span><text:span text:style-name="T13">(x):</text:span></text:p>
            <text:p text:style-name="P5"><text:span text:style-name="T19">"""Initialize the number generator seed.</text:span></text:p>
            <text:p text:style-name="P5"><text:span text:style-name="T19">Accessor (set) function for seed."""</text:span></text:p>
            <text:p text:style-name="P5"><text:span text:style-name="T20">global</text:span><text:span text:style-name="T21"> </text:span><text:span text:style-name="T22">seed</text:span><text:span text:style-name="T22"><text:tab/></text:span><text:span text:style-name="T21"><text:tab/></text:span><text:span text:style-name="T21"><text:tab/></text:span><text:span text:style-name="T23"># access global variable</text:span></text:p>
            <text:p text:style-name="P5"><text:span text:style-name="T22">seed = x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P: pseudorandom.py, cont.</text:p>
          </draw:text-box>
        </draw:frame>
        <draw:frame presentation:style-name="pr7" draw:text-style-name="P9" draw:layer="layout" svg:width="25.199cm" svg:height="14.267cm" svg:x="1.4cm" svg:y="4.507cm" presentation:class="outline">
          <draw:text-box>
            <text:p text:style-name="P7"><text:span text:style-name="T24">def</text:span><text:span text:style-name="T25"> </text:span><text:span text:style-name="T26">random</text:span><text:span text:style-name="T25"> ():</text:span></text:p>
            <text:p text:style-name="P5"><text:span text:style-name="T27">"""Returns a random float between 0 and 1."""</text:span></text:p>
            <text:p text:style-name="P5"><text:span text:style-name="T27">global seed</text:span><text:span text:style-name="T27"><text:tab/></text:span><text:span text:style-name="T27"><text:tab/></text:span><text:span text:style-name="T27"><text:tab/></text:span><text:span text:style-name="T28"># access global variable</text:span></text:p>
            <text:p text:style-name="P5"><text:span text:style-name="T28"/></text:p>
            <text:p text:style-name="P5"><text:span text:style-name="T28"># Try to scramble up seed as much as possible</text:span></text:p>
            <text:p text:style-name="P5"><text:span text:style-name="T29">seed = seed + pi</text:span></text:p>
            <text:p text:style-name="P5"><text:span text:style-name="T29">seed = exp (7.0 * log (seed))</text:span></text:p>
            <text:p text:style-name="P5"><text:span text:style-name="T28"/></text:p>
            <text:p text:style-name="P5"><text:span text:style-name="T28"># Only keep the fractional part, in range 0..1</text:span></text:p>
            <text:p text:style-name="P5"><text:span text:style-name="T29">seed = seed – </text:span><text:span text:style-name="T30">int</text:span><text:span text:style-name="T29"> (seed)</text:span></text:p>
            <text:p text:style-name="P5"><text:span text:style-name="T31">return</text:span><text:span text:style-name="T29"> seed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nline test of PseudoRandom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<text:span text:style-name="T32">Library: </text:span><text:span text:style-name="T32"><text:a xlink:href="http://twu.seanho.com/python/pseudorandom.py">http://twu.seanho.com/python/pseudorandom.py</text:a></text:span><text:span text:style-name="T32"><text:line-break/></text:span><text:span text:style-name="T32"/></text:p>
              </text:list-item>
              <text:list-item>
                <text:p text:style-name="P1"><text:span text:style-name="T1">Evaluating</text:span> “randomness”:</text:p>
                <text:list>
                  <text:list-item>
                    <text:p text:style-name="P1"><text:span text:style-name="T1">Graphical</text:span> evaluations: plot points (x,y) where both coordinates are from Random()</text:p>
                  </text:list-item>
                  <text:list-item>
                    <text:p text:style-name="P1">Check for dense <text:span text:style-name="T1">spots</text:span>, sparse spots in 1x1 square</text:p>
                  </text:list-item>
                  <text:list-item>
                    <text:p text:style-name="P1">Python has various graphics libraries, too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's own pseudorandom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has a built-in <text:span text:style-name="T1">pseudorandom </text:span>generator:</text:p>
              </text:list-item>
            </text:list>
            <text:p text:style-name="P4"><text:span text:style-name="T33">from random import random</text:span></text:p>
            <text:p text:style-name="P4"><text:span text:style-name="T33">random()</text:span></text:p>
            <text:p text:style-name="P4"><text:span text:style-name="T33">seed()</text:span></text:p>
            <text:list text:continue-numbering="true" text:style-name="L2">
              <text:list-item>
                <text:list>
                  <text:list-item>
                    <text:p text:style-name="P1">Random float in interval <text:span text:style-name="T1">[0.0, 1.0)</text:span></text:p>
                  </text:list-item>
                </text:list>
              </text:list-item>
              <text:list-item>
                <text:p text:style-name="P1"><text:span text:style-name="T1">Histogram</text:span> to evaluate randomness</text:p>
                <text:list>
                  <text:list-item>
                    <text:p text:style-name="P1">Split up interval [0.0, 1.0) into equal-size <text:span text:style-name="T1">bins</text:span></text:p>
                  </text:list-item>
                  <text:list-item>
                    <text:p text:style-name="P1">Generate a <text:span text:style-name="T1">list</text:span> of random numbers</text:p>
                  </text:list-item>
                  <text:list-item>
                    <text:p text:style-name="P1"><text:span text:style-name="T1">Count</text:span> how many numbers fall in each bin</text:p>
                  </text:list-item>
                </text:list>
              </text:list-item>
              <text:list-item>
                <text:p>See <text:span text:style-name="T3"><text:a xlink:href="http://docs.python.org/library/random.html">PyTut sect 10.6</text:a></text:span><text:span text:style-name="T3"> </text:span><text:span text:style-name="T10">for more on random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9-10-18T20:39:34</meta:creation-date>
    <dc:language>en-US</dc:language>
    <meta:editing-cycles>6</meta:editing-cycles>
    <meta:editing-duration>PT01H20M39S</meta:editing-duration>
    <meta:initial-creator>sean ho</meta:initial-creator>
    <dc:date>2009-10-19T22:11:50</dc:date>
    <dc:creator>sean ho</dc:creator>
    <meta:document-statistic meta:object-count="19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